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1 lru</text:p>
          </table:table-cell>
          <table:table-cell table:number-columns-repeated="5"/>
        </table:table-row>
        <table:table-row table:style-name="ro2">
          <table:table-cell office:value-type="string">
            <text:p>size of table</text:p>
          </table:table-cell>
          <table:table-cell office:value-type="string">
            <text:p>Trial 1</text:p>
          </table:table-cell>
          <table:table-cell office:value-type="string">
            <text:p>Trial 2</text:p>
          </table:table-cell>
          <table:table-cell office:value-type="string">
            <text:p>Trial 3</text:p>
          </table:table-cell>
          <table:table-cell office:value-type="string">
            <text:p>page faults</text:p>
          </table:table-cell>
          <table:table-cell office:value-type="string">
            <text:p>%miss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89972">
            <text:p>989972</text:p>
          </table:table-cell>
          <table:table-cell office:value-type="float" office:value="989980">
            <text:p>989980</text:p>
          </table:table-cell>
          <table:table-cell office:value-type="float" office:value="989962">
            <text:p>989962</text:p>
          </table:table-cell>
          <table:table-cell table:formula="of:=ROUNDUP(AVERAGE([.B3:.D3]))" office:value-type="float" office:value="989972">
            <text:p>989972</text:p>
          </table:table-cell>
          <table:table-cell table:formula="of:=([.E3]/1000000)*100" office:value-type="float" office:value="98.9972">
            <text:p>98.997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99309">
            <text:p>899309</text:p>
          </table:table-cell>
          <table:table-cell office:value-type="float" office:value="899191">
            <text:p>899191</text:p>
          </table:table-cell>
          <table:table-cell office:value-type="float" office:value="898914">
            <text:p>898914</text:p>
          </table:table-cell>
          <table:table-cell table:formula="of:=ROUNDUP(AVERAGE([.B4:.D4]))" office:value-type="float" office:value="899138">
            <text:p>899138</text:p>
          </table:table-cell>
          <table:table-cell table:formula="of:=([.E4]/1000000)*100" office:value-type="float" office:value="89.9138">
            <text:p>89.9138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797805">
            <text:p>797805</text:p>
          </table:table-cell>
          <table:table-cell office:value-type="float" office:value="798131">
            <text:p>798131</text:p>
          </table:table-cell>
          <table:table-cell office:value-type="float" office:value="798387">
            <text:p>798387</text:p>
          </table:table-cell>
          <table:table-cell table:formula="of:=ROUNDUP(AVERAGE([.B5:.D5]))" office:value-type="float" office:value="798108">
            <text:p>798108</text:p>
          </table:table-cell>
          <table:table-cell table:formula="of:=([.E5]/1000000)*100" office:value-type="float" office:value="79.8108">
            <text:p>79.8108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697245">
            <text:p>697245</text:p>
          </table:table-cell>
          <table:table-cell office:value-type="float" office:value="697818">
            <text:p>697818</text:p>
          </table:table-cell>
          <table:table-cell office:value-type="float" office:value="698150">
            <text:p>698150</text:p>
          </table:table-cell>
          <table:table-cell table:formula="of:=ROUNDUP(AVERAGE([.B6:.D6]))" office:value-type="float" office:value="697738">
            <text:p>697738</text:p>
          </table:table-cell>
          <table:table-cell table:formula="of:=([.E6]/1000000)*100" office:value-type="float" office:value="69.7738">
            <text:p>69.7738</text:p>
          </table:table-cell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497413">
            <text:p>497413</text:p>
          </table:table-cell>
          <table:table-cell office:value-type="float" office:value="496741">
            <text:p>496741</text:p>
          </table:table-cell>
          <table:table-cell office:value-type="float" office:value="496690">
            <text:p>496690</text:p>
          </table:table-cell>
          <table:table-cell table:formula="of:=ROUNDUP(AVERAGE([.B7:.D7]))" office:value-type="float" office:value="496948">
            <text:p>496948</text:p>
          </table:table-cell>
          <table:table-cell table:formula="of:=([.E7]/1000000)*100" office:value-type="float" office:value="49.6948">
            <text:p>49.6948</text:p>
          </table:table-cell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96123">
            <text:p>296123</text:p>
          </table:table-cell>
          <table:table-cell office:value-type="float" office:value="26430">
            <text:p>26430</text:p>
          </table:table-cell>
          <table:table-cell office:value-type="float" office:value="26339">
            <text:p>26339</text:p>
          </table:table-cell>
          <table:table-cell table:formula="of:=ROUNDUP(AVERAGE([.B8:.D8]))" office:value-type="float" office:value="116298">
            <text:p>116298</text:p>
          </table:table-cell>
          <table:table-cell table:formula="of:=([.E8]/1000000)*100" office:value-type="float" office:value="11.6298">
            <text:p>11.6298</text:p>
          </table:table-cell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97457">
            <text:p>97457</text:p>
          </table:table-cell>
          <table:table-cell office:value-type="float" office:value="97580">
            <text:p>97580</text:p>
          </table:table-cell>
          <table:table-cell office:value-type="float" office:value="97258">
            <text:p>97258</text:p>
          </table:table-cell>
          <table:table-cell table:formula="of:=ROUNDUP(AVERAGE([.B9:.D9]))" office:value-type="float" office:value="97432">
            <text:p>97432</text:p>
          </table:table-cell>
          <table:table-cell table:formula="of:=([.E9]/1000000)*100" office:value-type="float" office:value="9.7432">
            <text:p>9.7432</text:p>
          </table:table-cell>
        </table:table-row>
        <table:table-row table:style-name="ro2">
          <table:table-cell office:value-type="float" office:value="9900">
            <text:p>9900</text:p>
          </table:table-cell>
          <table:table-cell office:value-type="float" office:value="9499">
            <text:p>9499</text:p>
          </table:table-cell>
          <table:table-cell office:value-type="float" office:value="9542">
            <text:p>9542</text:p>
          </table:table-cell>
          <table:table-cell office:value-type="float" office:value="9554">
            <text:p>9554</text:p>
          </table:table-cell>
          <table:table-cell table:formula="of:=ROUNDUP(AVERAGE([.B10:.D10]))" office:value-type="float" office:value="9532">
            <text:p>9532</text:p>
          </table:table-cell>
          <table:table-cell table:formula="of:=([.E10]/1000000)*100" office:value-type="float" office:value="0.9532">
            <text:p>0.9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4:40:31</meta:creation-date>
    <dc:date>2014-12-01T15:00:25</dc:date>
    <meta:editing-duration>PT4M24S</meta:editing-duration>
    <meta:editing-cycles>1</meta:editing-cycles>
    <meta:document-statistic meta:table-count="1" meta:cell-count="55" meta:object-count="0"/>
    <meta:generator>LibreOffice/4.0.4.2$Linux_X86_64 LibreOffice_project/400m0$Build-2</meta:generator>
  </office:meta>
</office:document-meta>
</file>